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beae3"/>
    </style:style>
    <style:style style:name="P3" style:family="paragraph" style:parent-style-name="Standard">
      <style:text-properties officeooo:rsid="001812f5" officeooo:paragraph-rsid="00258e09"/>
    </style:style>
    <style:style style:name="P4" style:family="paragraph" style:parent-style-name="Standard">
      <style:text-properties officeooo:rsid="001812f5" officeooo:paragraph-rsid="002b176e"/>
    </style:style>
    <style:style style:name="P5" style:family="paragraph" style:parent-style-name="Standard">
      <style:text-properties officeooo:rsid="001812f5" officeooo:paragraph-rsid="002df05d"/>
    </style:style>
    <style:style style:name="P6" style:family="paragraph" style:parent-style-name="Standard">
      <style:text-properties officeooo:rsid="001812f5" officeooo:paragraph-rsid="0030c0a8"/>
    </style:style>
    <style:style style:name="P7" style:family="paragraph" style:parent-style-name="Standard">
      <style:text-properties officeooo:rsid="001812f5" officeooo:paragraph-rsid="00340cb5"/>
    </style:style>
    <style:style style:name="P8" style:family="paragraph" style:parent-style-name="Standard">
      <style:text-properties officeooo:rsid="001812f5" officeooo:paragraph-rsid="0037b06b"/>
    </style:style>
    <style:style style:name="P9" style:family="paragraph" style:parent-style-name="Standard">
      <style:text-properties officeooo:rsid="001812f5" officeooo:paragraph-rsid="00400520"/>
    </style:style>
    <style:style style:name="P10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11" style:family="paragraph" style:parent-style-name="Standard">
      <style:text-properties fo:font-weight="bold" officeooo:rsid="001812f5" officeooo:paragraph-rsid="002df05d" style:font-weight-asian="bold" style:font-weight-complex="bold"/>
    </style:style>
    <style:style style:name="P12" style:family="paragraph" style:parent-style-name="Standard">
      <style:text-properties fo:font-weight="bold" officeooo:rsid="001812f5" officeooo:paragraph-rsid="00340cb5" style:font-weight-asian="bold" style:font-weight-complex="bold"/>
    </style:style>
    <style:style style:name="P13" style:family="paragraph" style:parent-style-name="Standard">
      <style:text-properties fo:font-weight="bold" officeooo:rsid="001db959" officeooo:paragraph-rsid="0030c0a8" style:font-weight-asian="bold" style:font-weight-complex="bold"/>
    </style:style>
    <style:style style:name="P14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15" style:family="paragraph" style:parent-style-name="Standard">
      <style:text-properties fo:font-weight="bold" officeooo:rsid="002df05d" officeooo:paragraph-rsid="002df05d" style:font-weight-asian="bold" style:font-weight-complex="bold"/>
    </style:style>
    <style:style style:name="P16" style:family="paragraph" style:parent-style-name="Standard">
      <style:text-properties fo:font-weight="bold" officeooo:rsid="0030c0a8" officeooo:paragraph-rsid="0030c0a8" style:font-weight-asian="bold" style:font-weight-complex="bold"/>
    </style:style>
    <style:style style:name="P17" style:family="paragraph" style:parent-style-name="Standard">
      <style:text-properties fo:font-weight="bold" officeooo:rsid="00400520" officeooo:paragraph-rsid="00400520" style:font-weight-asian="bold" style:font-weight-complex="bold"/>
    </style:style>
    <style:style style:name="P18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db959" officeooo:paragraph-rsid="001e6608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1db959" officeooo:paragraph-rsid="001e6608"/>
    </style:style>
    <style:style style:name="P21" style:family="paragraph" style:parent-style-name="Standard">
      <style:text-properties officeooo:paragraph-rsid="001db959"/>
    </style:style>
    <style:style style:name="P22" style:family="paragraph" style:parent-style-name="Standard">
      <style:text-properties officeooo:rsid="001a0b18" officeooo:paragraph-rsid="00258e09"/>
    </style:style>
    <style:style style:name="P23" style:family="paragraph" style:parent-style-name="Standard">
      <style:text-properties officeooo:rsid="0030c0a8" officeooo:paragraph-rsid="0030c0a8"/>
    </style:style>
    <style:style style:name="P24" style:family="paragraph" style:parent-style-name="Standard">
      <style:text-properties officeooo:rsid="0030c0a8" officeooo:paragraph-rsid="00340cb5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26" style:family="paragraph" style:parent-style-name="Standard">
      <style:text-properties officeooo:paragraph-rsid="0038f7fc"/>
    </style:style>
    <style:style style:name="P27" style:family="paragraph" style:parent-style-name="Standard">
      <style:text-properties officeooo:paragraph-rsid="00401465"/>
    </style:style>
    <style:style style:name="P28" style:family="paragraph" style:parent-style-name="Standard">
      <style:text-properties officeooo:paragraph-rsid="0041533d"/>
    </style:style>
    <style:style style:name="P29" style:family="paragraph" style:parent-style-name="Standard">
      <style:text-properties fo:font-weight="normal" officeooo:rsid="001812f5" officeooo:paragraph-rsid="0046d444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a0b18"/>
    </style:style>
    <style:style style:name="P3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812f5"/>
    </style:style>
    <style:style style:name="P3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31de36"/>
    </style:style>
    <style:style style:name="P3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331869"/>
    </style:style>
    <style:style style:name="P3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12f5" officeooo:paragraph-rsid="0030c0a8"/>
    </style:style>
    <style:style style:name="P35" style:family="paragraph" style:parent-style-name="Standard">
      <style:text-properties fo:font-weight="bold" officeooo:rsid="00220b57" officeooo:paragraph-rsid="00400520" style:font-weight-asian="bold" style:font-weight-complex="bold"/>
    </style:style>
    <style:style style:name="P36" style:family="paragraph" style:parent-style-name="Standard">
      <style:text-properties fo:font-weight="bold" officeooo:rsid="00258e09" officeooo:paragraph-rsid="0046d444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6d444" style:font-style-asian="italic" style:font-style-complex="italic"/>
    </style:style>
    <style:style style:name="T3" style:family="text">
      <style:text-properties officeooo:rsid="001a0b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8e09" style:font-weight-asian="bold" style:font-weight-complex="bold"/>
    </style:style>
    <style:style style:name="T6" style:family="text">
      <style:text-properties fo:font-weight="bold" officeooo:rsid="002b176e" style:font-weight-asian="bold" style:font-weight-complex="bold"/>
    </style:style>
    <style:style style:name="T7" style:family="text">
      <style:text-properties fo:font-weight="bold" officeooo:rsid="0038f7fc" style:font-weight-asian="bold" style:font-weight-complex="bold"/>
    </style:style>
    <style:style style:name="T8" style:family="text">
      <style:text-properties fo:font-weight="bold" officeooo:rsid="003bf531" style:font-weight-asian="bold" style:font-weight-complex="bold"/>
    </style:style>
    <style:style style:name="T9" style:family="text">
      <style:text-properties fo:font-weight="bold" officeooo:rsid="002407d0" style:font-weight-asian="bold" style:font-weight-complex="bold"/>
    </style:style>
    <style:style style:name="T10" style:family="text">
      <style:text-properties fo:font-weight="bold" officeooo:rsid="00220b57" style:font-weight-asian="bold" style:font-weight-complex="bold"/>
    </style:style>
    <style:style style:name="T11" style:family="text">
      <style:text-properties officeooo:rsid="001ac9b8"/>
    </style:style>
    <style:style style:name="T12" style:family="text">
      <style:text-properties officeooo:rsid="001db95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8f7fc" style:font-weight-asian="normal" style:font-weight-complex="normal"/>
    </style:style>
    <style:style style:name="T15" style:family="text">
      <style:text-properties fo:font-weight="normal" officeooo:rsid="00401465" style:font-weight-asian="normal" style:font-weight-complex="normal"/>
    </style:style>
    <style:style style:name="T16" style:family="text">
      <style:text-properties fo:font-weight="normal" officeooo:rsid="001db959" style:font-weight-asian="normal" style:font-weight-complex="normal"/>
    </style:style>
    <style:style style:name="T17" style:family="text">
      <style:text-properties fo:font-weight="normal" officeooo:rsid="0041533d" style:font-weight-asian="normal" style:font-weight-complex="normal"/>
    </style:style>
    <style:style style:name="T18" style:family="text">
      <style:text-properties officeooo:rsid="002407d0"/>
    </style:style>
    <style:style style:name="T19" style:family="text">
      <style:text-properties officeooo:rsid="00258e09"/>
    </style:style>
    <style:style style:name="T20" style:family="text">
      <style:text-properties officeooo:rsid="002df05d"/>
    </style:style>
    <style:style style:name="T21" style:family="text">
      <style:text-properties officeooo:rsid="0030c0a8"/>
    </style:style>
    <style:style style:name="T22" style:family="text">
      <style:text-properties officeooo:rsid="0031de36"/>
    </style:style>
    <style:style style:name="T23" style:family="text">
      <style:text-properties officeooo:rsid="00331869"/>
    </style:style>
    <style:style style:name="T24" style:family="text">
      <style:text-properties officeooo:rsid="0035f87c"/>
    </style:style>
    <style:style style:name="T25" style:family="text">
      <style:text-properties officeooo:rsid="0037b06b"/>
    </style:style>
    <style:style style:name="T26" style:family="text">
      <style:text-properties officeooo:rsid="003bf531"/>
    </style:style>
    <style:style style:name="T27" style:family="text">
      <style:text-properties officeooo:rsid="003d3303"/>
    </style:style>
    <style:style style:name="T28" style:family="text">
      <style:text-properties officeooo:rsid="003db785"/>
    </style:style>
    <style:style style:name="T29" style:family="text">
      <style:text-properties officeooo:rsid="00400520"/>
    </style:style>
    <style:style style:name="T30" style:family="text">
      <style:text-properties officeooo:rsid="00456363"/>
    </style:style>
    <style:style style:name="T31" style:family="text">
      <style:text-properties officeooo:rsid="0046d444"/>
    </style:style>
    <style:style style:name="T32" style:family="text">
      <style:text-properties fo:font-style="normal" officeooo:rsid="0046d444" style:font-style-asian="normal" style:font-style-complex="normal"/>
    </style:style>
    <style:style style:name="T33" style:family="text">
      <style:text-properties officeooo:rsid="004868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NX-KS Mod-pack</text:p>
      <text:p text:style-name="P10">How to install:</text:p>
      <text:p text:style-name="P1"><text:s text:c="6"/>1) start with a clean memory card (no files), <text:span text:style-name="T4">turn-on your Bluetooth</text:span>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<text:span text:style-name="T4">[ </text:span><text:span text:style-name="T8">All Done</text:span><text:span text:style-name="T4"> ]</text:span> message</text:p>
      <text:p text:style-name="P1"><text:s text:c="6"/>6) after boot, you will see <text:span text:style-name="T4">[ </text:span><text:span text:style-name="T8">NX-KS</text:span><text:span text:style-name="T4">]</text:span> <text:span text:style-name="T26">button on the top of the screen<text:line-break/><text:tab/><text:tab/>- </text:span>(<text:span text:style-name="T4">if you don't see it in 15 seconds, turn on the Bluetooth</text:span>)</text:p>
      <text:p text:style-name="P1"><text:s text:c="5"/><text:span text:style-name="T1"><text:s/>x) to uninstall select: main menu &gt; settings&gt; Uninstall Mod</text:span></text:p>
      <text:p text:style-name="P10"/>
      <text:p text:style-name="P10">Key-combinations EV+*:</text:p>
      <text:p text:style-name="P1"><text:s text:c="6"/>AEL<text:tab/><text:tab/><text:tab/>: <text:span text:style-name="T26">Stealth Video Rec</text:span></text:p>
      <text:p text:style-name="P1"><text:s text:c="6"/>UP<text:tab/><text:tab/><text:tab/><text:tab/>: load UP profile</text:p>
      <text:p text:style-name="P1"><text:s text:c="6"/>DOWN<text:tab/><text:tab/><text:tab/>: load DN profile</text:p>
      <text:p text:style-name="P1"><text:s text:c="6"/><text:span text:style-name="T24">RIGHT <text:tab/><text:tab/><text:tab/>: Turn ON/OFF touchscreen</text:span></text:p>
      <text:p text:style-name="P8"><text:s text:c="6"/><text:span text:style-name="T25">LEFT <text:tab/><text:tab/><text:tab/>: Sleep</text:span></text:p>
      <text:p text:style-name="P1"><text:s text:c="6"/>Half-Press-Shutter<text:tab/>: focus pull</text:p>
      <text:p text:style-name="P1"><text:s text:c="6"/>mobile<text:tab/><text:tab/><text:tab/>: telnet<text:span text:style-name="T33">+ftp</text:span></text:p>
      <text:p text:style-name="P1"><text:s text:c="6"/>EV <text:span text:style-name="T1">(double-click EV)<text:tab/></text:span>: Main Menu <text:s/>(NX500)</text:p>
      <text:p text:style-name="P1"><text:s text:c="6"/>OK<text:tab/><text:tab/><text:tab/><text:tab/>: Main Menu (NX1) / <text:span text:style-name="T30">Overlay ON/OFF (NX500)</text:span></text:p>
      <text:p text:style-name="P1"/>
      <text:p text:style-name="P10">Main Menu</text:p>
      <text:p text:style-name="P1"><text:tab/><text:span text:style-name="T20">Time-Lapse</text:span> <text:s/><text:tab/><text:tab/>Custom Functions</text:p>
      <text:p text:style-name="P1"><text:tab/><text:span text:style-name="T19">Focus + Profiles</text:span> <text:tab/>Settings</text:p>
      <text:p text:style-name="P1"><text:tab/>Hibernate<text:tab/> <text:s text:c="3"/><text:tab/>Sleep</text:p>
      <text:p text:style-name="P11"/>
      <text:p text:style-name="P15"><text:tab/>Time-Lapse</text:p>
      <text:p text:style-name="P5"><text:tab/><text:tab/><text:span text:style-name="T20">Wake Lapse</text:span> <text:tab/>-<text:tab/><text:span text:style-name="T20">Schedule time-lapse</text:span></text:p>
      <text:p text:style-name="P5"><text:tab/><text:tab/><text:span text:style-name="T20">Ramping<text:tab/>-<text:tab/>Time-lapse with ramping capabilities </text:span><text:line-break/></text:p>
      <text:p text:style-name="P11"><text:tab/>Custom Functions</text:p>
      <text:p text:style-name="P6"><text:tab/><text:tab/><text:span text:style-name="T29">Remote Save<text:tab/></text:span><text:tab/><text:tab/><text:span text:style-name="T21">Video Bitrates (set custom bitrates)</text:span></text:p>
      <text:p text:style-name="P7"><text:tab/><text:tab/><text:span text:style-name="T21">ZoomZoom<text:tab/><text:tab/><text:tab/>Mod Resolution</text:span></text:p>
      <text:p text:style-name="P24"><text:tab/><text:tab/>Batch Recording<text:tab/><text:tab/>HDR ( 5-image HDR, from 1/15 to 1/6000)</text:p>
      <text:p text:style-name="P7"><text:tab/><text:tab/><text:span text:style-name="T21">Mod-Version<text:tab/><text:tab/><text:tab/>Camcorder Mode (Shutter button for video Rec)<text:tab/><text:tab/></text:span></text:p>
      <text:p text:style-name="P12"><text:tab/></text:p>
      <text:p text:style-name="P3"><text:span text:style-name="T4"><text:tab/></text:span><text:span text:style-name="T5">Focus </text:span><text:span text:style-name="T6">+ Profiles</text:span><text:span text:style-name="T4"> </text:span></text:p>
      <text:p text:style-name="P3"><text:tab/><text:tab/>Focus Stacking <text:s text:c="3"/><text:tab/></text:p>
      <text:p text:style-name="P3"><text:tab/><text:tab/>Focus Buttons</text:p>
      <text:p text:style-name="P3"><text:tab/><text:tab/><text:span text:style-name="T22">Auto-Peak (HalfShutter enables peaking, use OK to end peaking)</text:span></text:p>
      <text:p text:style-name="P4"><text:tab/><text:tab/><text:span text:style-name="T19">Pull Speed (set focus-pull speed used on EV+HalfShutter)<text:line-break/><text:tab/><text:tab/>Custom Buttons ( My Checkbox / My Button )</text:span></text:p>
      <text:p text:style-name="P4"><text:span text:style-name="T4"><text:tab/><text:tab/>Profiles</text:span><text:tab/></text:p>
      <text:p text:style-name="P1"><text:tab/><text:tab/><text:tab/>save/load UP or DN profile</text:p>
      <text:p text:style-name="P1"><text:tab/><text:tab/><text:tab/>save/load FullBackup (all camera settings)</text:p>
      <text:p text:style-name="P3"><text:tab/><text:tab/><text:tab/><text:span text:style-name="T3">Saved profiles are stored in /sdcard/presets/ </text:span></text:p>
      <text:p text:style-name="P22"><text:tab/><text:tab/><text:tab/>and you can copy and backup them as needed.</text:p>
      <text:p text:style-name="P10"><text:soft-page-break/><text:tab/>Settings</text:p>
      <text:p text:style-name="P34"><text:tab/>Silent Shutter (nx500 only)<text:tab/></text:p>
      <text:p text:style-name="P32"><text:tab/><text:span text:style-name="T21">Mod Resolutions (</text:span>nx500 only, <text:span text:style-name="T21">change resolution for a given video setting)</text:span></text:p>
      <text:p text:style-name="P33"><text:tab/>No Rec Limit (<text:span text:style-name="T27">note there are problems with longer than 70min files. </text:span></text:p>
      <text:p text:style-name="P33"><text:span text:style-name="T23"><text:tab/><text:tab/>On </text:span>nx500, <text:span text:style-name="T28">this patch does not affect 4K/UHD time-limit,<text:line-break/><text:tab/><text:tab/>but you can mod VGA resolution to 4K/UHD, and avoid the 15 minute time <text:tab/><text:tab/><text:tab/>limit, without<text:tab/>applying this patch </text:span>)</text:p>
      <text:p text:style-name="P30"><text:tab/>Refocus on Boot (<text:span text:style-name="T3">return to last focus after hibernation)</text:span></text:p>
      <text:p text:style-name="P30"><text:tab/><text:span text:style-name="T21">No Lens Release (for faulty mounts – take pictures/video without a detected lens)</text:span></text:p>
      <text:p text:style-name="P31"><text:tab/>Enable Bluetooth (use this to enable Bluetooth functionality while the mod is installed)</text:p>
      <text:p text:style-name="P31"><text:tab/><text:span text:style-name="T29">Overlay ( if exists, loads /sdcard/overlay.png otherwise shows a 3x3 grid )</text:span></text:p>
      <text:p text:style-name="P31"><text:tab/>Uninstall Mod</text:p>
      <text:p text:style-name="P1"/>
      <text:p text:style-name="P1"/>
      <text:p text:style-name="P1"/>
      <text:p text:style-name="P18"><text:tab/><text:span text:style-name="T3">Added Functionality </text:span></text:p>
      <text:p text:style-name="P1"/>
      <text:p text:style-name="P10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10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4">Focus pull</text:span> <text:span text:style-name="T3">(</text:span>EV+half-press shutter button<text:span text:style-name="T3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3"><text:tab/>C</text:span>onsecutive EV+half-press shutter button will be switching between focus of the two subjects.</text:p>
      <text:p text:style-name="P1"><text:tab/><text:span text:style-name="T3">Adjusting focus is possible is possible at any time.</text:span></text:p>
      <text:p text:style-name="P10"/>
      <text:p text:style-name="P10">Refocus on Boot</text:p>
      <text:p text:style-name="P1"><text:tab/>When using hibernation (EV+AEL <text:span text:style-name="T11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10"/>
      <text:p text:style-name="P10">Batch recording</text:p>
      <text:p text:style-name="P1"><text:tab/>When <text:span text:style-name="T26">started</text:span>, the camera starts recording <text:span text:style-name="T26">for a selected time length, </text:span>and auto-starts new clips until "Rec" is pressed. <text:span text:style-name="T26">If there is time-limit in the camera for the given type you are recording, you need to choose the length for the batch-capture to be smaller. Blackout mode will attempt to hide all camera activity, and will show only LED blinking for 2 seconds on the start of each clip. </text:span></text:p>
      <text:p text:style-name="P1"/>
      <text:p text:style-name="P17"/>
      <text:p text:style-name="P17"><text:soft-page-break/>Remote Save</text:p>
      <text:p text:style-name="P9"><text:tab/><text:span text:style-name="T29">Interface for setting credentials and starting nx-netfs, which needs separate install. Instructions and Download: </text:span><text:a xlink:type="simple" xlink:href="https://github.com/mewlips/nx-netfs" text:style-name="Internet_20_link" text:visited-style-name="Visited_20_Internet_20_Link"><text:span text:style-name="T29">https://github.com/mewlips/nx-netfs</text:span></text:a><text:span text:style-name="T29"> </text:span></text:p>
      <text:p text:style-name="P35"/>
      <text:p text:style-name="P9"><text:span text:style-name="T10">Wake </text:span><text:span text:style-name="T9">Lapse</text:span></text:p>
      <text:p text:style-name="P2"><text:tab/><text:span text:style-name="T18">Setup a Time-lapse with delayed start. Puts camera to sleep for used defined time period, upon wake-up it starts by refocusing to the focus position when Wake Lapse was started, and then starts taking images with user specified time-gap between them, for user-specified duration.</text:span></text:p>
      <text:p text:style-name="P1"/>
      <text:p text:style-name="P16">Ramping</text:p>
      <text:p text:style-name="P6"><text:tab/><text:span text:style-name="T18">Setup a Time-lapse with delayed start and define a ramp exposure speed change. You set exposure start and exposure end, ramp start and time-length. Exposure change uses an easing function to further smooth transition. Strongly advised is to use a manual lens, or switch aperture to manual so the iris never moves between pictures. </text:span></text:p>
      <text:p text:style-name="P23">On start, the camera is put to sleep for used defined time period (if delayed start is not 0), upon wake-up it starts by refocusing to the focus position when Ramping was started, and then starts taking images with user specified time-gap between them, for user-specified duration. When reaching ramp-start time, the exposure gradually starts to change until it reaches the end-exposure level for the preset time period. After that taking picture continuous up to reaching the end of the preset “total time” for the time-lapse.</text:p>
      <text:p text:style-name="P6"/>
      <text:p text:style-name="P36">Custom Buttons ( My Checkbox / My Button )</text:p>
      <text:p text:style-name="P29"><text:tab/><text:span text:style-name="T31">Add your own custom functionality with custom button and checkbox. For customizing the button, add your custom script as “</text:span><text:span text:style-name="T2">/sdcard/mod/cButton.sh”</text:span><text:span text:style-name="T32">. The script will be executed each time you press “My Button”. To customize the checkbox, add your script as “</text:span><text:span text:style-name="T2">/sdcard/mod/cCheckbox.sh</text:span><text:span text:style-name="T32">”. That script will be auto-executed on start unless the you uncheck the checkbox. Unchecking the checkbox removes the start script from auto execution on start, and runs “</text:span><text:span text:style-name="T2">/sdcard/mod/off_cCheckbox.sh”.</text:span></text:p>
      <text:p text:style-name="P6"/>
      <text:p text:style-name="P6"/>
      <text:p text:style-name="Standard"/>
      <text:p text:style-name="P28"><text:span text:style-name="T4">Thanks to Otto</text:span> for the programs that make this possible - keyscan, gui, focus stacking, focus buttons, ... to name a few.<text:line-break/><text:span text:style-name="T16">The hub for all information </text:span><text:span text:style-name="T17">and tools</text:span><text:span text:style-name="T16">: </text:span><text:a xlink:type="simple" xlink:href="https://github.com/ottokiksmaler/nx500_nx1_modding" text:style-name="Internet_20_link" text:visited-style-name="Visited_20_Internet_20_Link"><text:span text:style-name="T16">https://github.com/ottokiksmaler/nx500_nx1_modding</text:span></text:a></text:p>
      <text:p text:style-name="P26"/>
      <text:p text:style-name="P26"><text:span text:style-name="T4">Thanks to </text:span><text:span text:style-name="T7">Mewlips</text:span><text:span text:style-name="T14"> for the nx-remote-controller-mod.<text:line-break/>Project Homepage: <text:s/></text:span><text:a xlink:type="simple" xlink:href="https://mewlips.github.io/nx-remote-controller-mod" text:style-name="Internet_20_link" text:visited-style-name="Visited_20_Internet_20_Link"><text:span text:style-name="T14">https://mewlips.github.io/nx-remote-controller-mod</text:span></text:a></text:p>
      <text:p text:style-name="P27"><text:span text:style-name="T14">GitHub: </text:span><text:a xlink:type="simple" xlink:href="https://github.com/mewlips/nx-remote-controller-mod" text:style-name="Internet_20_link" text:visited-style-name="Visited_20_Internet_20_Link"><text:span text:style-name="T14">https://github.com/mewlips/nx-remote-controller-mod</text:span></text:a><text:span text:style-name="T14"> </text:span></text:p>
      <text:p text:style-name="P27"><text:span text:style-name="T15">nx-netfs: </text:span><text:a xlink:type="simple" xlink:href="https://github.com/mewlips/nx-netfs" text:style-name="Internet_20_link" text:visited-style-name="Visited_20_Internet_20_Link"><text:span text:style-name="T15">https://github.com/mewlips/nx-netfs</text:span></text:a><text:span text:style-name="T15"> </text:span><text:line-break/></text:p>
      <text:p text:style-name="P19"/>
      <text:p text:style-name="P19"/>
      <text:p text:style-name="P19">Donations</text:p>
      <text:p text:style-name="P20"/>
      <text:p text:style-name="P21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12"><text:line-break/></text:span></text:p>
      <text:p text:style-name="P14"/>
      <text:p text:style-name="P13"><text:span text:style-name="T13">Latest version: </text:span><text:a xlink:type="simple" xlink:href="https://www.facebook.com/NXKS2/" text:style-name="Internet_20_link" text:visited-style-name="Visited_20_Internet_20_Link"><text:span text:style-name="T21">https://www.facebook.com/NXKS2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7-02-02T16:38:52.019000000</dc:date>
    <meta:editing-duration>PT3H34M3S</meta:editing-duration>
    <meta:editing-cycles>40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91" meta:word-count="962" meta:character-count="6265" meta:non-whitespace-character-count="5152"/>
  </office:meta>
</office:document-meta>
</file>